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0.648cm" fo:min-width="1.521cm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546cm" fo:min-width="2.194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648cm" fo:min-width="1.521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Circle" draw:marker-start-width="0.3cm" draw:marker-end="Arrowheads_20_3" draw:marker-end-width="0.3cm" draw:textarea-vertical-align="middle"/>
      <style:paragraph-properties style:writing-mode="lr-tb"/>
    </style:style>
    <style:style style:name="gr6" style:family="graphic" style:parent-style-name="standard">
      <style:graphic-properties draw:marker-start="Circle" draw:marker-start-width="0.3cm" draw:marker-end="Arrowheads_20_4" draw:marker-end-width="0.3cm" draw:textarea-vertical-align="middle"/>
    </style:style>
    <style:style style:name="gr7" style:family="graphic" style:parent-style-name="standard">
      <style:graphic-properties draw:marker-start="Circle" draw:marker-start-width="0.3cm" draw:marker-end="Arrowheads_20_5" draw:marker-end-width="0.3cm" draw:textarea-vertical-align="middle"/>
    </style:style>
    <style:style style:name="gr8" style:family="graphic" style:parent-style-name="standard">
      <style:graphic-properties draw:marker-start="Circle" draw:marker-start-width="0.3cm" draw:marker-end="Arrowheads_20_6" draw:marker-end-width="0.3cm" draw:textarea-vertical-align="middle"/>
    </style:style>
    <style:style style:name="gr9" style:family="graphic" style:parent-style-name="standard">
      <style:graphic-properties draw:marker-start="Circle" draw:marker-start-width="0.3cm" draw:marker-end="Arrowheads_20_7" draw:marker-end-width="0.3cm" draw:textarea-vertical-align="middle"/>
      <style:paragraph-properties style:writing-mode="lr-tb"/>
    </style:style>
    <style:style style:name="gr10" style:family="graphic" style:parent-style-name="standard">
      <style:graphic-properties draw:marker-start="Circle" draw:marker-start-width="0.3cm" draw:marker-end="Arrowheads_20_8" draw:marker-end-width="0.3cm" draw:textarea-vertical-align="middle"/>
    </style:style>
    <style:style style:name="gr11" style:family="graphic" style:parent-style-name="standard">
      <style:graphic-properties draw:marker-start="Circle" draw:marker-start-width="0.3cm" draw:marker-end="Arrowheads_20_9" draw:marker-end-width="0.3cm" draw:textarea-vertical-align="middle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-color="#81d41a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bf00"/>
      <style:paragraph-properties fo:text-align="center" style:writing-mode="lr-tb"/>
    </style:style>
    <style:style style:name="P5" style:family="paragraph">
      <loext:graphic-properties draw:fill-color="#ff4000"/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7cm" svg:height="1.27cm" svg:x="1.635cm" svg:y="2.27cm">
          <text:p text:style-name="P1"><text:span text:style-name="T1">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1cm" svg:height="2.54cm" svg:x="5.445cm" svg:y="1.635cm">
          <text:p text:style-name="P3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857cm" svg:height="1.27cm" svg:x="23.86cm" svg:y="18.145cm">
          <text:p text:style-name="P1"><text:span text:style-name="T1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4.492cm" svg:y1="2.905cm" svg:x2="5.445cm" svg:y2="2.905cm">
          <text:p/>
        </draw:line>
        <draw:custom-shape draw:style-name="gr2" draw:text-style-name="P4" draw:layer="layout" svg:width="3.81cm" svg:height="2.54cm" svg:x="19.732cm" svg:y="5.127cm">
          <text:p text:style-name="P3">At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1cm" svg:height="2.54cm" svg:x="7.985cm" svg:y="9.572cm">
          <text:p text:style-name="P3">Fl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1cm" svg:height="2.54cm" svg:x="19.097cm" svg:y="17.51cm">
          <text:p text:style-name="P3">D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2.907cm" svg:y1="18.78cm" svg:x2="23.86cm" svg:y2="18.78cm">
          <text:p/>
        </draw:line>
        <draw:line draw:style-name="gr5" draw:text-style-name="P7" draw:layer="layout" svg:x1="9.255cm" svg:y1="2.905cm" svg:x2="21.637cm" svg:y2="2.905cm">
          <text:p text:style-name="P7">Enemy Sees Player</text:p>
          <text:p text:style-name="P7"/>
        </draw:line>
        <draw:line draw:style-name="gr6" draw:text-style-name="P7" draw:layer="layout" svg:x1="21.637cm" svg:y1="2.905cm" svg:x2="21.637cm" svg:y2="5.127cm">
          <text:p/>
        </draw:line>
        <draw:line draw:style-name="gr7" draw:text-style-name="P7" draw:layer="layout" svg:x1="6.08cm" svg:y1="3.857cm" svg:x2="2.587cm" svg:y2="7.032cm">
          <text:p/>
        </draw:line>
        <draw:line draw:style-name="gr8" draw:text-style-name="P7" draw:layer="layout" svg:x1="2.587cm" svg:y1="7.032cm" svg:x2="2.587cm" svg:y2="18.78cm">
          <text:p/>
        </draw:line>
        <draw:line draw:style-name="gr9" draw:text-style-name="P7" draw:layer="layout" svg:x1="2.587cm" svg:y1="18.78cm" svg:x2="19.097cm" svg:y2="18.78cm">
          <text:p text:style-name="P7">Enemy HP Reaches 0</text:p>
          <text:p text:style-name="P7"/>
        </draw:line>
        <draw:line draw:style-name="gr10" draw:text-style-name="P7" draw:layer="layout" svg:x1="20.367cm" svg:y1="5.445cm" svg:x2="2.587cm" svg:y2="7.35cm">
          <text:p/>
        </draw:line>
        <draw:line draw:style-name="gr11" draw:text-style-name="P7" draw:layer="layout" svg:x1="7.985cm" svg:y1="10.842cm" svg:x2="2.587cm" svg:y2="7.3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07T17:55:21.139000000</dc:date>
    <meta:editing-duration>PT6M39S</meta:editing-duration>
    <meta:editing-cycles>5</meta:editing-cycles>
    <meta:generator>LibreOffice/7.2.5.2$Windows_X86_64 LibreOffice_project/499f9727c189e6ef3471021d6132d4c694f357e5</meta:generator>
    <meta:document-statistic meta:object-count="15"/>
  </office:meta>
</office:document-meta>
</file>